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93223" officeooo:paragraph-rsid="00193223"/>
    </style:style>
    <style:style style:name="P2" style:family="paragraph" style:parent-style-name="Standard">
      <style:text-properties officeooo:paragraph-rsid="00201547"/>
    </style:style>
    <style:style style:name="P3" style:family="paragraph" style:parent-style-name="Standard">
      <style:text-properties officeooo:paragraph-rsid="00215d1f"/>
    </style:style>
    <style:style style:name="P4" style:family="paragraph" style:parent-style-name="Standard">
      <style:paragraph-properties fo:margin-top="0in" fo:margin-bottom="0.1965in" loext:contextual-spacing="false"/>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Heading_20_2">
      <style:text-properties officeooo:paragraph-rsid="001ca39a"/>
    </style:style>
    <style:style style:name="P11" style:family="paragraph" style:parent-style-name="Title">
      <style:text-properties officeooo:rsid="001aaadd"/>
    </style:style>
    <style:style style:name="P12" style:family="paragraph" style:parent-style-name="Heading_20_1">
      <style:text-properties officeooo:rsid="00193223"/>
    </style:style>
    <style:style style:name="P13" style:family="paragraph" style:parent-style-name="Preformatted_20_Text">
      <style:text-properties officeooo:paragraph-rsid="00215d1f"/>
    </style:style>
    <style:style style:name="P14" style:family="paragraph" style:parent-style-name="Preformatted_20_Text">
      <style:paragraph-properties fo:margin-top="0in" fo:margin-bottom="0.1965in" loext:contextual-spacing="false"/>
    </style:style>
    <style:style style:name="P15" style:family="paragraph" style:parent-style-name="Preformatted_20_Text">
      <style:paragraph-properties fo:margin-top="0in" fo:margin-bottom="0.1965in" loext:contextual-spacing="false"/>
      <style:text-properties officeooo:paragraph-rsid="00215d1f"/>
    </style:style>
    <style:style style:name="T1" style:family="text">
      <style:text-properties officeooo:rsid="00193223"/>
    </style:style>
    <style:style style:name="T2" style:family="text">
      <style:text-properties officeooo:rsid="001ca39a"/>
    </style:style>
    <style:style style:name="T3" style:family="text">
      <style:text-properties fo:font-weight="bold"/>
    </style:style>
    <style:style style:name="T4" style:family="text">
      <style:text-properties officeooo:rsid="001ddc5c"/>
    </style:style>
    <style:style style:name="T5" style:family="text">
      <style:text-properties fo:font-style="italic"/>
    </style:style>
    <style:style style:name="T6" style:family="text">
      <style:text-properties officeooo:rsid="00201547"/>
    </style:style>
    <style:style style:name="T7" style:family="text">
      <style:text-properties officeooo:rsid="00215d1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EpicsQt at GitHub</text:p>
      <text:h text:style-name="P12" text:outline-level="1"><text:span text:style-name="T2">Introduction</text:span></text:h>
      <text:p text:style-name="Standard">This describes how the <text:span text:style-name="T2">repositories</text:span> at <text:span text:style-name="T2">GitHub</text:span> are organised.<text:line-break/><text:line-break/><text:span text:style-name="T3">NOTE:</text:span> We are still preparing the <text:span text:style-name="T2">GitHub</text:span> repositories including this documentation. An <text:span text:style-name="T4">announcement</text:span> will be made on tech-talk in due course when we are ready.<text:line-break/><text:line-break/>The transfer of the EPICS Qt framework from SourceForge to <text:span text:style-name="T2">GitHub</text:span> has been an ideal <text:span text:style-name="T2">opportunity</text:span> for a few <text:span text:style-name="T2">organisational</text:span> changes. These are outlined below. There have been no functionality changes per se.<text:line-break/><text:line-break/>The major change is that EPICS Qt has been <text:span text:style-name="T2">split</text:span> into a number of components, each managed in its own <text:span text:style-name="T2">GitHub</text:span> repository.<text:line-break/><text:line-break/>The two primary repositories are the <text:a xlink:type="simple" xlink:href="https://github.com/qtepics/qeframework" text:style-name="Internet_20_link" text:visited-style-name="Visited_20_Internet_20_Link">QE Framework</text:a> repository which provide the framework plugin library and the <text:a xlink:type="simple" xlink:href="https://github.com/qtepics/qegui" text:style-name="Internet_20_link" text:visited-style-name="Visited_20_Internet_20_Link">QEGui Display Manager</text:a> repository which provides display manager. The documentation is included within the qeframework repository.<text:line-break/><text:line-break/>The other repositories are optional, and basically provide examples of using or extending the framework.</text:p>
      <text:list xml:id="list8310990660844599088" text:style-name="L2">
        <text:list-item>
          <text:p text:style-name="P5"><text:a xlink:type="simple" xlink:href="https://github.com/qtepics/qeMonitor" text:style-name="Internet_20_link" text:visited-style-name="Visited_20_Internet_20_Link">QE Monitor</text:a></text:p>
        </text:list-item>
      </text:list>
      <text:list xml:id="list5437909052018412646" text:style-name="L3">
        <text:list-item>
          <text:p text:style-name="P6"><text:a xlink:type="simple" xlink:href="https://github.com/qtepics/qeReadArchive" text:style-name="Internet_20_link" text:visited-style-name="Visited_20_Internet_20_Link">QE Read Archive</text:a></text:p>
        </text:list-item>
      </text:list>
      <text:list xml:id="list9214319403417145620" text:style-name="L4">
        <text:list-item>
          <text:p text:style-name="P7"><text:a xlink:type="simple" xlink:href="https://github.com/qtepics/qeWidgetDisplay" text:style-name="Internet_20_link" text:visited-style-name="Visited_20_Internet_20_Link">QE Widget Display</text:a></text:p>
        </text:list-item>
      </text:list>
      <text:list xml:id="list5692557987183350660" text:style-name="L5">
        <text:list-item>
          <text:p text:style-name="P8"><text:a xlink:type="simple" xlink:href="https://github.com/qtepics/qeExamplePlugin" text:style-name="Internet_20_link" text:visited-style-name="Visited_20_Internet_20_Link">QE Example Plugin</text:a></text:p>
        </text:list-item>
      </text:list>
      <text:list xml:id="list8973998907429154982" text:style-name="L6">
        <text:list-item>
          <text:p text:style-name="P9"><text:a xlink:type="simple" xlink:href="https://github.com/qtepics/qeByteArrayTest" text:style-name="Internet_20_link" text:visited-style-name="Visited_20_Internet_20_Link">QE Byte Array Test</text:a></text:p>
        </text:list-item>
      </text:list>
      <text:p text:style-name="P2"><text:line-break/>There is <text:span text:style-name="T2">no longer</text:span> an epicsqt.pro overall project file to build all sub projects. Each repository still has its own project file, e.g. framework.pro, QEGuiApp.pro, and these may be opened by qtcreator in order to build each component as could be done previously.<text:line-break/><text:line-break/>However, each component is now located within its own &lt;top&gt; directory that allows the component to be readily (and headlessly) built in a much more EPICS-like fashsion by just calling make from within the &lt;top&gt; directory. Under-the-covers, the <text:span text:style-name="T4">component's</text:span> application directory's own Makefile essentially invokes qmake and then make on the generated Makefile.<text:line-break/><text:line-break/>In the case of qeframework, the inlude files are placed in &lt;top&gt;/include and the shared library/dll file is place in &lt;top&gt;/lib/&lt;epics_host_arch&gt;. In the case of qegui, this is located in &lt;top&gt;/bin/&lt;epics_host_arch&gt;. The use of the environment variable QE_TARGET_DIR may still be used to override this.</text:p>
      <text:p text:style-name="P2"/>
      <text:p text:style-name="P2"><text:line-break/><text:span text:style-name="T1"> </text:span></text:p>
      <text:p text:style-name="P1"/>
      <text:h text:style-name="P10" text:outline-level="2"><text:soft-page-break/><text:span text:style-name="T4">Prerequisites</text:span> for EpicsQt</text:h>
      <text:h text:style-name="Heading_20_4" text:outline-level="4">Install/build EPICS</text:h>
      <text:p text:style-name="Text_20_body">Please visit the <text:a xlink:type="simple" xlink:href="http://www.aps.anl.gov/epics/" text:style-name="Internet_20_link" text:visited-style-name="Visited_20_Internet_20_Link">EPICS</text:a> web page for details. </text:p>
      <text:h text:style-name="Heading_20_4" text:outline-level="4">Install Qt</text:h>
      <text:p text:style-name="Text_20_body">At least <text:span text:style-name="T6">version </text:span>4.6, but 5.6 and 5.7 have been successfully used <text:span text:style-name="T6">at the Australian Synchrotron</text:span></text:p>
      <text:h text:style-name="Heading_20_4" text:outline-level="4">Install QWT</text:h>
      <text:p text:style-name="Text_20_body">The version must be compatible with Qt version. </text:p>
      <text:p text:style-name="Standard"/>
      <text:h text:style-name="P10" text:outline-level="2">Getting Started - <text:span text:style-name="T6">H</text:span>eadless <text:span text:style-name="T6">B</text:span>uild</text:h>
      <text:p text:style-name="P4">The commands shown here illustrate downloading and building epicsQt <text:span text:style-name="T7">in the</text:span> directory <text:span text:style-name="T3">/home/user/qtepics</text:span>. This is just for the purposes of providing an example commands. You are free to to down load and install anywhere on your system.<text:line-break/><text:line-break/>Note: This instructions are currently Linux-centric, but hopefully Window's users will have no trouble translating to the Window's <text:span text:style-name="T7">equivalent.</text:span> </text:p>
      <text:h text:style-name="Heading_20_4" text:outline-level="4">Clone the framework and the qegui repositories</text:h>
      <text:p text:style-name="Preformatted_20_Text"><text:s text:c="3"/>mkdir /home/user/qtepics</text:p>
      <text:p text:style-name="Preformatted_20_Text"><text:s text:c="3"/>cd /home/user/qtepics</text:p>
      <text:p text:style-name="Preformatted_20_Text"><text:s text:c="3"/>git clone https://github.com/qtepics/qeframework.git</text:p>
      <text:p text:style-name="P14"><text:s text:c="3"/>git clone https://github.com/qtepics/qegui.git</text:p>
      <text:h text:style-name="Heading_20_4" text:outline-level="4">Modify RELEASE files</text:h>
      <text:p text:style-name="Text_20_body">Modify /home/user/qtepics/qeframework/configure/RELEASE file such that: </text:p>
      <text:p text:style-name="P14"><text:s text:c="3"/>EPICS_BASE=&lt;a reference your EPICS base&gt;</text:p>
      <text:p text:style-name="Text_20_body">Modify qegui/configure/RELEASE file such that: </text:p>
      <text:p text:style-name="Preformatted_20_Text"><text:s text:c="3"/>EPICS_BASE=&lt;a reference your EPICS base&gt;</text:p>
      <text:p text:style-name="P14"><text:s text:c="3"/>QE_FRAMEWORK=/home/user/qtepics/qeframework</text:p>
      <text:h text:style-name="Heading_20_4" text:outline-level="4"><text:span text:style-name="T6">Environment</text:span> Variables</text:h>
      <text:p text:style-name="Standard">Define EPICS_HOST_ARCH (e.g. export EPICS_HOST_ARCH=linux-x86_64)<text:line-break/><text:line-break/>Define QWT_INCLUDE_PATH (e.g. export QWT_INCLUDE_PATH=/usr/include/qwt)<text:line-break/><text:line-break/><text:span text:style-name="T5">Optional:</text:span> Define QE_FFMPEG if mpeg streaming is required (on Windows, this must point to the FFMPEG directory; <text:span text:style-name="T7">on Linux <text:s/>just being defined is sufficient</text:span>).<text:line-break/><text:line-break/><text:span text:style-name="T5">Optional:</text:span> Define QE_CAQTDM if integration of PSI's caQtDM into QEGui is required. If you want caQtDM integrated, download and build it and define the environment variable QE_CAQTDM to point to the caQtDM_Project directory. </text:p>
      <text:h text:style-name="Heading_20_4" text:outline-level="4"><text:soft-page-break/>qmake</text:h>
      <text:p text:style-name="P3">When used in headless mode, the qmake program is invoked to generate a Makefile. Ensure that your PATH <text:span text:style-name="T7">environment</text:span> variable results in required version of qmake being available. For some versions of Qt, the qmake program is know as qmake-qt4. In this case it will be necessary to "fake" it, e.g.:</text:p>
      <text:p text:style-name="P13"><text:s text:c="3"/></text:p>
      <text:p text:style-name="P13"><text:s text:c="3"/>cd ~/bin</text:p>
      <text:p text:style-name="P14"><text:s text:c="3"/>ln -s /usr/bin/qmake-qt4 qmake </text:p>
      <text:p text:style-name="Text_20_body">or something similar. </text:p>
      <text:h text:style-name="Heading_20_4" text:outline-level="4">MinGW compiler</text:h>
      <text:p text:style-name="Standard">If using the MinGW compiler, modify the /home/user/qtepics/qeframework/qeframeworkSup/project/framework.pro project file (approximatly line 50) and un-comment the line: </text:p>
      <text:p text:style-name="P15"><text:s text:c="3"/><text:line-break/> <text:s text:c="2"/>#DEFINES += _MINGW=TRUE</text:p>
      <text:p text:style-name="Text_20_body">to be: </text:p>
      <text:p text:style-name="P14"><text:s text:c="3"/>DEFINES += _MINGW=TRUE</text:p>
      <text:h text:style-name="Heading_20_4" text:outline-level="4">Build</text:h>
      <text:p text:style-name="Preformatted_20_Text"><text:s text:c="3"/>cd <text:s/>/home/user/qtepics/qeframework</text:p>
      <text:p text:style-name="Preformatted_20_Text"><text:s text:c="3"/>make</text:p>
      <text:p text:style-name="Preformatted_20_Text"><text:s text:c="3"/>cd <text:s/>/home/user/qtepics/qegui</text:p>
      <text:p text:style-name="P14"><text:s text:c="3"/>make</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style:font-name="Liberation Serif" fo:font-family="'Liberation Serif'" style:font-family-generic="roman" style:font-pitch="variable" fo:font-size="12pt" fo:font-weight="bold" style:font-name-asian="AR PL UMing HK" style:font-family-asian="'AR PL UMing HK'"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13:41:09.014415981</meta:creation-date>
    <dc:date>2017-05-06T14:16:40.212746562</dc:date>
    <meta:editing-duration>PT28M35S</meta:editing-duration>
    <meta:editing-cycles>8</meta:editing-cycles>
    <meta:generator>LibreOffice/4.3.7.2$Linux_X86_64 LibreOffice_project/430$Build-2</meta:generator>
    <meta:document-statistic meta:table-count="0" meta:image-count="0" meta:object-count="0" meta:page-count="3" meta:paragraph-count="48" meta:word-count="609" meta:character-count="4316" meta:non-whitespace-character-count="3679"/>
  </office:meta>
</office:document-meta>
</file>